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C0647F53709700107D.png" manifest:media-type="image/png"/>
  <manifest:file-entry manifest:full-path="Pictures/1000020100000500000003C0A4DFCB3FAFF4F6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1.0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1.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1.7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8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8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.7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1.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1.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1.18cm"/>
    </style:style>
    <style:style style:name="gr13" style:family="graphic" style:parent-style-name="standard">
      <style:graphic-properties draw:stroke="none" svg:stroke-color="#000000" draw:fill="none" draw:fill-color="#ffffff" fo:min-height="1.0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ucida Console1" fo:font-size="6pt" fo:background-color="#ff6d6d" style:font-size-asian="6pt" style:font-size-complex="6pt"/>
    </style:style>
    <style:style style:name="P3" style:family="paragraph">
      <loext:graphic-properties draw:fill="none" draw:fill-color="#ffffff"/>
      <style:text-properties style:font-name="Lucida Console1" fo:font-size="6pt" fo:background-color="#729fcf" style:font-size-asian="6pt" style:font-size-complex="6pt"/>
    </style:style>
    <style:style style:name="P4" style:family="paragraph">
      <loext:graphic-properties draw:fill="none" draw:fill-color="#ffffff"/>
      <style:text-properties style:font-name="Lucida Console1" fo:font-size="6pt" fo:background-color="#77bc65" style:font-size-asian="6pt" style:font-size-complex="6pt"/>
    </style:style>
    <style:style style:name="P5" style:family="paragraph">
      <loext:graphic-properties draw:fill="none" draw:fill-color="#ffffff"/>
      <style:text-properties style:font-name="Lucida Console1" fo:font-size="6pt" fo:background-color="#ff972f" style:font-size-asian="6pt" style:font-size-complex="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Lucida Console1" fo:font-size="6pt" fo:background-color="#ffffa6" style:font-size-asian="6pt" style:font-size-complex="6pt"/>
    </style:style>
    <style:style style:name="T1" style:family="text">
      <style:text-properties style:font-name="Lucida Console1" fo:font-size="6pt" fo:background-color="#ff6d6d" style:font-size-asian="6pt" style:font-size-complex="6pt"/>
    </style:style>
    <style:style style:name="T2" style:family="text">
      <style:text-properties style:font-name="Lucida Console1" fo:font-size="6pt" fo:background-color="#729fcf" style:font-size-asian="6pt" style:font-size-complex="6pt"/>
    </style:style>
    <style:style style:name="T3" style:family="text">
      <style:text-properties style:font-name="Lucida Console1" fo:font-size="6pt" fo:background-color="#77bc65" style:font-size-asian="6pt" style:font-size-complex="6pt"/>
    </style:style>
    <style:style style:name="T4" style:family="text">
      <style:text-properties style:font-name="Lucida Console1" fo:font-size="6pt" fo:background-color="#ff972f" style:font-size-asian="6pt" style:font-size-complex="6pt"/>
    </style:style>
    <style:style style:name="T5" style:family="text">
      <style:text-properties style:font-name="Lucida Console1" fo:font-size="6pt" fo:background-color="#ffffa6" style:font-size-asian="6pt" style:font-size-complex="6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8cm" svg:height="7.936cm" svg:x="2.946cm" svg:y="5cm">
          <draw:image xlink:href="Pictures/1000020100000500000003C0A4DFCB3FAFF4F600.png" xlink:type="simple" xlink:show="embed" xlink:actuate="onLoad">
            <text:p/>
          </draw:image>
        </draw:frame>
        <draw:frame draw:style-name="gr1" draw:text-style-name="P1" draw:layer="layout" svg:width="10.618cm" svg:height="7.963cm" svg:x="16.168cm" svg:y="4.81cm">
          <draw:image xlink:href="Pictures/1000020100000500000003C0647F53709700107D.png" xlink:type="simple" xlink:show="embed" xlink:actuate="onLoad">
            <text:p/>
          </draw:image>
        </draw:frame>
        <draw:frame draw:style-name="gr2" draw:text-style-name="P2" draw:layer="layout" svg:width="1.539cm" svg:height="0.55cm" svg:x="15.899cm" svg:y="10.714cm">
          <draw:text-box>
            <text:p><text:span text:style-name="T1">SIM </text:span><text:span text:style-name="T1">RST</text:span></text:p>
          </draw:text-box>
        </draw:frame>
        <draw:frame draw:style-name="gr3" draw:text-style-name="P2" draw:layer="layout" svg:width="1.96cm" svg:height="0.549cm" svg:x="15.597cm" svg:y="8.9cm">
          <draw:text-box>
            <text:p><text:span text:style-name="T1">SIM </text:span><text:span text:style-name="T1">STM_</text:span><text:span text:style-name="T1">RX</text:span></text:p>
          </draw:text-box>
        </draw:frame>
        <draw:frame draw:style-name="gr3" draw:text-style-name="P2" draw:layer="layout" svg:width="1.96cm" svg:height="0.549cm" svg:x="26.084cm" svg:y="6.513cm">
          <draw:text-box>
            <text:p><text:span text:style-name="T1">SIM STM_TX</text:span></text:p>
          </draw:text-box>
        </draw:frame>
        <draw:frame draw:style-name="gr4" draw:text-style-name="P3" draw:layer="layout" svg:width="2.241cm" svg:height="0.55cm" svg:x="15.599cm" svg:y="9.219cm">
          <draw:text-box>
            <text:p><text:span text:style-name="T2">MBUS TX</text:span></text:p>
          </draw:text-box>
        </draw:frame>
        <draw:frame draw:style-name="gr4" draw:text-style-name="P3" draw:layer="layout" svg:width="2.241cm" svg:height="0.55cm" svg:x="15.659cm" svg:y="11.05cm">
          <draw:text-box>
            <text:p><text:span text:style-name="T2">MBUS RX</text:span></text:p>
          </draw:text-box>
        </draw:frame>
        <draw:frame draw:style-name="gr5" draw:text-style-name="P4" draw:layer="layout" svg:width="1.391cm" svg:height="0.497cm" svg:x="2.813cm" svg:y="11.681cm">
          <draw:text-box>
            <text:p><text:span text:style-name="T3">SD MOSI</text:span></text:p>
          </draw:text-box>
        </draw:frame>
        <draw:frame draw:style-name="gr5" draw:text-style-name="P4" draw:layer="layout" svg:width="1.391cm" svg:height="0.497cm" svg:x="2.813cm" svg:y="11.349cm">
          <draw:text-box>
            <text:p><text:span text:style-name="T3">SD MISO</text:span></text:p>
          </draw:text-box>
        </draw:frame>
        <draw:frame draw:style-name="gr6" draw:text-style-name="P4" draw:layer="layout" svg:width="1.398cm" svg:height="0.55cm" svg:x="16.005cm" svg:y="9.807cm">
          <draw:text-box>
            <text:p><text:span text:style-name="T3">SD CLK</text:span></text:p>
          </draw:text-box>
        </draw:frame>
        <draw:frame draw:style-name="gr7" draw:text-style-name="P4" draw:layer="layout" svg:width="1.258cm" svg:height="0.55cm" svg:x="26.079cm" svg:y="8.327cm">
          <draw:text-box>
            <text:p><text:span text:style-name="T3">SD CS</text:span></text:p>
          </draw:text-box>
        </draw:frame>
        <draw:frame draw:style-name="gr8" draw:text-style-name="P4" draw:layer="layout" svg:width="1.82cm" svg:height="0.549cm" svg:x="15.702cm" svg:y="10.412cm">
          <draw:text-box>
            <text:p><text:span text:style-name="T3">SD Detect</text:span></text:p>
          </draw:text-box>
        </draw:frame>
        <draw:frame draw:style-name="gr8" draw:text-style-name="P4" draw:layer="layout" svg:width="1.82cm" svg:height="0.549cm" svg:x="15.703cm" svg:y="10.413cm">
          <draw:text-box>
            <text:p><text:span text:style-name="T3">SD Detect</text:span></text:p>
          </draw:text-box>
        </draw:frame>
        <draw:frame draw:style-name="gr9" draw:text-style-name="P5" draw:layer="layout" svg:width="1.82cm" svg:height="0.822cm" svg:x="26.084cm" svg:y="11.048cm">
          <draw:text-box>
            <text:p><text:span text:style-name="T4">Freq Wind</text:span></text:p>
            <text:p><text:span text:style-name="T4"/></text:p>
          </draw:text-box>
        </draw:frame>
        <draw:frame draw:style-name="gr10" draw:text-style-name="P6" draw:layer="layout" svg:width="7.021cm" svg:height="0.962cm" svg:x="1.889cm" svg:y="1.381cm">
          <draw:text-box>
            <text:p><text:s/></text:p>
          </draw:text-box>
        </draw:frame>
        <draw:frame draw:style-name="gr11" draw:text-style-name="P7" draw:layer="layout" svg:width="1.68cm" svg:height="0.55cm" svg:x="15.798cm" svg:y="11.319cm">
          <draw:text-box>
            <text:p><text:span text:style-name="T5">Debug TX</text:span></text:p>
          </draw:text-box>
        </draw:frame>
        <draw:frame draw:style-name="gr12" draw:text-style-name="P7" draw:layer="layout" svg:width="1.68cm" svg:height="0.549cm" svg:x="15.798cm" svg:y="11.621cm">
          <draw:text-box>
            <text:p><text:span text:style-name="T5">Debug RX</text:span></text:p>
          </draw:text-box>
        </draw:frame>
        <draw:frame draw:style-name="gr13" draw:text-style-name="P6" draw:layer="layout" svg:width="13.909cm" svg:height="1.328cm" svg:x="2.4cm" svg:y="14.272cm">
          <draw:text-box>
            <text:p><text:span text:style-name="T6">Source: </text:span><text:span text:style-name="T6"><text:a xlink:href="https://os.mbed.com/platforms/ST-Nucleo-F401RE/" xlink:type="simple">https://os.mbed.com/platforms/ST-Nucleo-F401RE/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0:15:50.886000000</meta:creation-date>
    <dc:date>2019-06-29T22:07:59.425795633</dc:date>
    <meta:editing-duration>PT1H7M25S</meta:editing-duration>
    <meta:editing-cycles>9</meta:editing-cycles>
    <meta:generator>LibreOffice/5.1.6.2$Linux_X86_64 LibreOffice_project/10m0$Build-2</meta:generator>
    <meta:document-statistic meta:object-count="18"/>
  </office:meta>
</office:document-meta>
</file>